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e9298" officeooo:paragraph-rsid="001e9298"/>
    </style:style>
    <style:style style:name="P2" style:family="paragraph" style:parent-style-name="Standard">
      <style:text-properties officeooo:rsid="001f2b01" officeooo:paragraph-rsid="001f2b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ristian Lockley <text:s/>5/31/15</text:p>
      <text:p text:style-name="P1">A1 Questions </text:p>
      <text:p text:style-name="P1">1. How many bits does it take to represent the values from 0 to 255? </text:p>
      <text:p text:style-name="P1">8.</text:p>
      <text:p text:style-name="P1">2.</text:p>
      <text:p text:style-name="P1">How many bytes does it take to represent a color in the RBG color model? </text:p>
      <text:p text:style-name="P1">3.</text:p>
      <text:p text:style-name="P1"/>
      <text:p text:style-name="P1">3. How many pixels are in a picture that is 640 pixels wide and 480 pixels high?</text:p>
      <text:p text:style-name="P1">307200</text:p>
      <text:p text:style-name="P1">A3 Questions</text:p>
      <text:p text:style-name="P1">1. What is the row index for the top <text:s/>left corner of the picture?</text:p>
      <text:p text:style-name="P1">0.</text:p>
      <text:p text:style-name="P1"/>
      <text:p text:style-name="P1">2. What is the column index for the top left corner of the picture?</text:p>
      <text:p text:style-name="P1">0</text:p>
      <text:p text:style-name="P1"/>
      <text:p text:style-name="P1">3. The width of this picture is 640. What is the right most column index?</text:p>
      <text:p text:style-name="P1">639.</text:p>
      <text:p text:style-name="P1"/>
      <text:p text:style-name="P1">4.The height of this picture is 480. What is the bottom most row index? <text:s/></text:p>
      <text:p text:style-name="P1">479.</text:p>
      <text:p text:style-name="P1"/>
      <text:p text:style-name="P1">5. Does the row index increase from left to right or top to bottom?</text:p>
      <text:p text:style-name="P1">Top to bottom.</text:p>
      <text:p text:style-name="P1"/>
      <text:p text:style-name="P1">6. Does the column index increase from left to right or top to bottom? </text:p>
      <text:p text:style-name="P1">left to right.</text:p>
      <text:p text:style-name="P1"/>
      <text:p text:style-name="P1">7. Set the zoom to 500%. Can you see squares of color? This is called </text:p>
      <text:p text:style-name="P1">pixelation</text:p>
      <text:p text:style-name="P1">y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14:21:04.163651037</meta:creation-date>
    <dc:date>2015-05-31T14:21:56.528238353</dc:date>
    <meta:editing-duration>PT51S</meta:editing-duration>
    <meta:editing-cycles>2</meta:editing-cycles>
    <meta:generator>LibreOffice/4.3.6.2$Linux_X86_64 LibreOffice_project/430$Build-2</meta:generator>
    <meta:document-statistic meta:table-count="0" meta:image-count="0" meta:object-count="0" meta:page-count="1" meta:paragraph-count="25" meta:word-count="170" meta:character-count="824" meta:non-whitespace-character-count="670"/>
  </office:meta>
</office:document-meta>
</file>